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NL" svg:font-family="'JetBrains Mono NL'" style:font-pitch="fixed"/>
    <style:font-face style:name="JuliaMono" svg:font-family="Julia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Math" svg:font-family="'Noto Sans Math'"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Noto Sans Math" fo:font-weight="bold" style:font-weight-asian="bold" style:font-weight-complex="bold"/>
    </style:style>
    <style:style style:name="P2" style:family="paragraph" style:parent-style-name="Standard">
      <style:text-properties officeooo:paragraph-rsid="00189f92"/>
    </style:style>
    <style:style style:name="P3" style:family="paragraph" style:parent-style-name="Text_20_body">
      <style:text-properties officeooo:paragraph-rsid="0015adf2"/>
    </style:style>
    <style:style style:name="P4" style:family="paragraph" style:parent-style-name="Text_20_body">
      <style:text-properties officeooo:paragraph-rsid="001775e5"/>
    </style:style>
    <style:style style:name="P5" style:family="paragraph" style:parent-style-name="Text_20_body">
      <style:text-properties officeooo:paragraph-rsid="00189f92"/>
    </style:style>
    <style:style style:name="P6" style:family="paragraph" style:parent-style-name="Text_20_body">
      <style:text-properties officeooo:rsid="001775e5" officeooo:paragraph-rsid="001775e5"/>
    </style:style>
    <style:style style:name="P7" style:family="paragraph" style:parent-style-name="Standard">
      <style:text-properties officeooo:rsid="00189f92" officeooo:paragraph-rsid="00189f92"/>
    </style:style>
    <style:style style:name="P8" style:family="paragraph" style:parent-style-name="Heading_20_1">
      <style:text-properties officeooo:rsid="0015adf2" officeooo:paragraph-rsid="0015adf2"/>
    </style:style>
    <style:style style:name="P9" style:family="paragraph" style:parent-style-name="Heading_20_1">
      <style:text-properties officeooo:rsid="0015adf2" officeooo:paragraph-rsid="001775e5"/>
    </style:style>
    <style:style style:name="P10" style:family="paragraph" style:parent-style-name="Heading_20_2">
      <style:text-properties officeooo:paragraph-rsid="00189f92"/>
    </style:style>
    <style:style style:name="P11" style:family="paragraph" style:parent-style-name="Heading_20_2">
      <style:text-properties officeooo:rsid="00189f92" officeooo:paragraph-rsid="00189f92"/>
    </style:style>
    <style:style style:name="P12" style:family="paragraph" style:parent-style-name="Preformatted_20_Text">
      <style:text-properties style:font-name="JetBrains Mono NL" fo:font-weight="bold" officeooo:paragraph-rsid="00189f92" style:font-weight-asian="bold" style:font-weight-complex="bold"/>
    </style:style>
    <style:style style:name="P13" style:family="paragraph" style:parent-style-name="Preformatted_20_Text">
      <style:text-properties style:font-name="JuliaMono" fo:font-weight="bold" officeooo:paragraph-rsid="0019c276" style:font-weight-asian="bold" style:font-weight-complex="bold"/>
    </style:style>
    <style:style style:name="P14" style:family="paragraph" style:parent-style-name="Preformatted_20_Text">
      <style:text-properties style:font-name="JuliaMono" fo:font-weight="bold" officeooo:rsid="0019c276" officeooo:paragraph-rsid="0019c276" style:font-weight-asian="bold" style:font-weight-complex="bold"/>
    </style:style>
    <style:style style:name="P15" style:family="paragraph" style:parent-style-name="Text_20_body">
      <style:text-properties officeooo:rsid="041942e6" officeooo:paragraph-rsid="001775e5"/>
    </style:style>
    <style:style style:name="P16" style:family="paragraph" style:parent-style-name="Text_20_body" style:list-style-name="L1"/>
    <style:style style:name="P17" style:family="paragraph" style:parent-style-name="Text_20_body" style:list-style-name="L2">
      <style:text-properties officeooo:rsid="001775e5" officeooo:paragraph-rsid="001775e5"/>
    </style:style>
    <style:style style:name="P18" style:family="paragraph" style:parent-style-name="Text_20_body" style:list-style-name="L3">
      <style:text-properties officeooo:paragraph-rsid="001775e5"/>
    </style:style>
    <style:style style:name="P19" style:family="paragraph" style:parent-style-name="Text_20_body" style:list-style-name="L3">
      <style:text-properties officeooo:paragraph-rsid="00189f92"/>
    </style:style>
    <style:style style:name="P20" style:family="paragraph" style:parent-style-name="Text_20_body">
      <style:text-properties officeooo:rsid="0019c276" officeooo:paragraph-rsid="0019c276"/>
    </style:style>
    <style:style style:name="T1" style:family="text">
      <style:text-properties officeooo:rsid="0015adf2"/>
    </style:style>
    <style:style style:name="T2" style:family="text">
      <style:text-properties style:font-name="Liberation Mono" fo:font-weight="bold" style:font-weight-asian="bold" style:font-weight-complex="bold"/>
    </style:style>
    <style:style style:name="T3" style:family="text">
      <style:text-properties style:font-name="Liberation Mono" fo:font-size="10pt" fo:font-weight="bold" officeooo:rsid="0015adf2" style:font-size-asian="10pt" style:font-weight-asian="bold" style:font-size-complex="10pt" style:font-weight-complex="bold"/>
    </style:style>
    <style:style style:name="T4" style:family="text">
      <style:text-properties officeooo:rsid="001775e5"/>
    </style:style>
    <style:style style:name="T5" style:family="text">
      <style:text-properties officeooo:rsid="041942e6"/>
    </style:style>
    <style:style style:name="T6" style:family="text">
      <style:text-properties officeooo:rsid="00189f92"/>
    </style:style>
    <style:style style:name="T7" style:family="text">
      <style:text-properties officeooo:rsid="0019c2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nt<text:span text:style-name="T1">s</text:span> in QDL</text:p>
      <text:p text:style-name="P3"><text:span text:style-name="T1">QDL uses Unicode characters that lie outside of the standard ASCII range, so characters like </text:span><text:span text:style-name="T2">∃, ∈, ⌆ </text:span>etc. <text:span text:style-name="T4">T</text:span><text:span text:style-name="T1">hese </text:span><text:span text:style-name="T4">should be </text:span><text:span text:style-name="T1">in any good Unicode Math font. </text:span></text:p>
      <text:h text:style-name="Heading_20_1" text:outline-level="1">Fonts Generally</text:h>
      <text:p text:style-name="P4"><text:span text:style-name="T5">You can use font</text:span><text:span text:style-name="T4">s</text:span><text:span text:style-name="T5"> only in the swing interface. </text:span><text:span text:style-name="T4">From the command line, you must set the font using the configuration in your operating system. Most modern command lines have pretty passable fonts.</text:span><text:span text:style-name="T5"> </text:span></text:p>
      <text:p text:style-name="P15"><text:s/></text:p>
      <text:h text:style-name="P8" text:outline-level="1">Getting the right font</text:h>
      <text:p text:style-name="Text_20_body">There are 3 main ways to set the font</text:p>
      <text:list xml:id="list689357514" text:style-name="L1">
        <text:list-item>
          <text:p text:style-name="P16">In the configuration file. See the <text:a xlink:type="simple" xlink:href="https://qdl-lang.org/pdf/qdl_configuration.pdf" text:style-name="Internet_20_link" text:visited-style-name="Visited_20_Internet_20_Link">QDL Configuration File </text:a>reference manual.</text:p>
        </text:list-item>
        <text:list-item>
          <text:p text:style-name="P16"><text:span text:style-name="T1">Specify it at the command line with the </text:span><text:span text:style-name="T3">-font</text:span><text:span text:style-name="T1"> option. </text:span><text:span text:style-name="T6">This overrides the configuration file.</text:span></text:p>
        </text:list-item>
        <text:list-item>
          <text:p text:style-name="P16">In the GUI, ctrl+f will bring up a font selection dialog box. </text:p>
        </text:list-item>
      </text:list>
      <text:h text:style-name="P10" text:outline-level="2">In the GUI</text:h>
      <text:p text:style-name="P5"><text:span text:style-name="T5">They can be changed on the fly with ctrl+f, </text:span><text:span text:style-name="T6">as stated above,</text:span><text:span text:style-name="T5"> and size can be altered with ctrl++/- (plus or minus on the number pad). If you are not running the GUI, this is ignored. Note that your font must be installed on your system and the name must be accurate. Note that if you change fonts with <text:s/>ctrl+f <text:s text:c="2"/>the system does a “QDLness check” and will report if there are missing characters for the font. If you are not using those, then it is not an issue. <text:s/></text:span></text:p>
      <text:h text:style-name="P9" text:outline-level="1">Which font?</text:h>
      <text:p text:style-name="P6">Java has basic standard ones installed. There are named</text:p>
      <text:list xml:id="list3717584261" text:style-name="L2">
        <text:list-item>
          <text:p text:style-name="P17">Monospaced - no serifs, each letter is identical in area requirements, so highly formatted text is possible.</text:p>
        </text:list-item>
        <text:list-item>
          <text:p text:style-name="P17">SansSerif - no serifs, but the spacing is proportional</text:p>
        </text:list-item>
        <text:list-item>
          <text:p text:style-name="P17">Serif - a Times Roman font if you like it fancy (I think it’s harder to read)</text:p>
        </text:list-item>
      </text:list>
      <text:p text:style-name="P6">You must have the font you want to use downloaded and installed in order to load it. The default is Monospaced bold at 14 points which works just fine.</text:p>
      <text:p text:style-name="Text_20_body"><text:span text:style-name="T4">There are any </text:span>number of free fonts. <text:span text:style-name="T4">These cannot be included </text:span><text:span text:style-name="T7">in QDL </text:span><text:span text:style-name="T4">for both space reasons (the full set of Julia fonts tops 60 Mb – </text:span><text:span text:style-name="T7">dwarfing QDL itself</text:span><text:span text:style-name="T4">), or require some form of licensing for redistribution. </text:span>Among the better <text:span text:style-name="T7">monospaced</text:span> ones are</text:p>
      <text:list xml:id="list902000424" text:style-name="L3">
        <text:list-item>
          <text:p text:style-name="P18"><text:soft-page-break/>JuliaMono <text:span text:style-name="T4">(at </text:span><text:a xlink:type="simple" xlink:href="https://github.com/cormullion/juliamono/releases" text:style-name="Internet_20_link" text:visited-style-name="Visited_20_Internet_20_Link"><text:span text:style-name="T4">https://github.com/cormullion/juliamono/releases</text:span></text:a><text:span text:style-name="T4">) which supports all of the QDL characters and is monospaced</text:span></text:p>
        </text:list-item>
        <text:list-item>
          <text:p text:style-name="P19"><text:span text:style-name="T4">JetBrain Mono (at </text:span><text:a xlink:type="simple" xlink:href="https://www.jetbrains.com/lp/mono/" text:style-name="Internet_20_link" text:visited-style-name="Visited_20_Internet_20_Link"><text:span text:style-name="T4">https://www.jetbrains.com/lp/mono/</text:span></text:a><text:span text:style-name="T4"> ) </text:span></text:p>
        </text:list-item>
      </text:list>
      <text:p text:style-name="P5"/>
      <text:h text:style-name="P11" text:outline-level="2">How’s it look?</text:h>
      <text:p text:style-name="P7">If you want to see how the characters look, you can always print the character sets in QDL as</text:p>
      <text:p text:style-name="P2"/>
      <text:p text:style-name="P1"><text:s text:c="2"/><text:span text:style-name="T6">print(</text:span> constants().characters<text:span text:style-name="T6">)</text:span></text:p>
      <text:p text:style-name="P1"><text:s text:c="3"/>alphanumeric : abcdefghijklmnopqrstuvwxyzABCDEFGHIJKLMNOPQRSTUVWXYZ0123456789</text:p>
      <text:p text:style-name="P1"><text:s text:c="10"/>ascii : <text:s text:c="2"/>~`!@#$%^&amp;*()[]{}&lt;&gt;\/'"-_=+|;:,.?¬¿¯·×÷⁺</text:p>
      <text:p text:style-name="P1"><text:s text:c="10"/>greek : ΑαΒβΓγΔδΕεΖζΗηΘθϑΙιΚκϰΛλΜμΝνΞξΟοΠπϖΡρϱΣσςΤτΥυΦφΧχΨψΩω</text:p>
      <text:p text:style-name="P1"><text:s text:c="8"/>unicode : →⇒∅∧∨≈≔≕≠≡≤≥⊨⌈⌊⟦⟧≁⊕⊗⊙⌆⦰⊢∈∉∀∋∌∃∄∩∪∆∂</text:p>
      <text:p text:style-name="P2"><text:span text:style-name="T6">(Noto Sans Math font. </text:span><text:span text:style-name="T7">This is not a monospaced font, hence the alignment is off.</text:span><text:span text:style-name="T6">)</text:span></text:p>
      <text:p text:style-name="P2"/>
      <text:p text:style-name="P12"><text:s text:c="2"/><text:span text:style-name="T6">print(</text:span>constants().characters<text:span text:style-name="T6">)</text:span></text:p>
      <text:p text:style-name="P12"><text:s text:c="3"/>alphanumeric : abcdefghijklmnopqrstuvwxyzABCDEFGHIJKLMNOPQRSTUVWXYZ0123456789</text:p>
      <text:p text:style-name="P12"><text:s text:c="10"/>ascii : <text:s text:c="2"/>~`!@#$%^&amp;*()[]{}&lt;&gt;\/'"-_=+|;:,.?¬¿¯·×÷⁺</text:p>
      <text:p text:style-name="P12"><text:s text:c="10"/>greek : ΑαΒβΓγΔδΕεΖζΗηΘθϑΙιΚκϰΛλΜμΝνΞξΟοΠπϖΡρϱΣσςΤτΥυΦφΧχΨψΩω</text:p>
      <text:p text:style-name="P12"><text:s text:c="8"/>unicode : →⇒∅∧∨≈≔≕≠≡≤≥⊨⌈⌊⟦⟧≁⊕⊗⊙⌆⦰⊢∈∉∀∋∌∃∄∩∪∆∂</text:p>
      <text:p text:style-name="P20">(Jet Brains Mono)</text:p>
      <text:p text:style-name="P13"><text:s text:c="2"/><text:span text:style-name="T6">print(</text:span>constants().characters<text:span text:style-name="T6">)</text:span></text:p>
      <text:p text:style-name="P13"><text:s text:c="3"/>alphanumeric : abcdefghijklmnopqrstuvwxyzABCDEFGHIJKLMNOPQRSTUVWXYZ0123456789</text:p>
      <text:p text:style-name="P13"><text:s text:c="10"/>ascii : <text:s text:c="2"/>~`!@#$%^&amp;*()[]{}&lt;&gt;\/'"-_=+|;:,.?¬¿¯·×÷⁺</text:p>
      <text:p text:style-name="P13"><text:s text:c="10"/>greek : ΑαΒβΓγΔδΕεΖζΗηΘθϑΙιΚκϰΛλΜμΝνΞξΟοΠπϖΡρϱΣσςΤτΥυΦφΧχΨψΩω</text:p>
      <text:p text:style-name="P14"><text:s text:c="8"/>unicode : →⇒∅∧∨≈≔≕≠≡≤≥⊨⌈⌊⟦⟧≁⊕⊗⊙⌆⦰⊢∈∉∀∋∌∃∄∩∪∆∂</text:p>
      <text:p text:style-name="P20">(JuliaMon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NL" svg:font-family="'JetBrains Mono NL'" style:font-pitch="fixed"/>
    <style:font-face style:name="JuliaMono" svg:font-family="Julia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Math" svg:font-family="'Noto Sans Math'"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5T09:06:33.971433023</meta:creation-date>
    <dc:date>2024-06-25T09:45:22.646463117</dc:date>
    <meta:editing-duration>PT28M2S</meta:editing-duration>
    <meta:editing-cycles>3</meta:editing-cycles>
    <meta:generator>LibreOffice/6.4.7.2$Linux_X86_64 LibreOffice_project/40$Build-2</meta:generator>
    <meta:document-statistic meta:table-count="0" meta:image-count="0" meta:object-count="0" meta:page-count="2" meta:paragraph-count="41" meta:word-count="442" meta:character-count="3125" meta:non-whitespace-character-count="2615"/>
  </office:meta>
</office:document-meta>
</file>